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dba2" officeooo:paragraph-rsid="001adba2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1c4aed" officeooo:paragraph-rsid="001adba2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1c4aed" officeooo:paragraph-rsid="001adba2" style:font-size-asian="28pt" style:font-weight-asian="bold" style:font-size-complex="3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48pt" fo:font-weight="bold" officeooo:rsid="001c4aed" officeooo:paragraph-rsid="001adba2" style:font-size-asian="48pt" style:font-weight-asian="bold" style:font-size-complex="4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48pt" fo:font-weight="bold" officeooo:rsid="001adba2" officeooo:paragraph-rsid="001adba2" style:font-size-asian="48pt" style:font-weight-asian="bold" style:font-size-complex="4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2664d" officeooo:paragraph-rsid="001adba2" style:font-size-asian="14pt" style:font-weight-asian="bold" style:font-size-complex="16pt" style:font-weight-complex="bold"/>
    </style:style>
    <style:style style:name="T1" style:family="text">
      <style:text-properties officeooo:rsid="001adba2"/>
    </style:style>
    <style:style style:name="T2" style:family="text">
      <style:text-properties officeooo:rsid="0023a8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4">Harambal<text:span text:style-name="T1">l</text:span></text:p>
      <text:p text:style-name="P5">PA10</text:p>
      <text:p text:style-name="P6">By: Kurt Andersen – <text:span text:style-name="T1">cs 480</text:span></text:p>
      <text:p text:style-name="P6">Hannah Munoz – <text:span text:style-name="T1">cs 480</text:span></text:p>
      <text:p text:style-name="P6">Connor Scully-Allison - <text:span text:style-name="T1">cs 680</text:span></text:p>
      <text:p text:style-name="P6"/>
      <text:p text:style-name="P4"/>
      <text:p text:style-name="P4"/>
      <text:p text:style-name="P4"/>
      <text:p text:style-name="P4"/>
      <text:p text:style-name="P2"><text:soft-page-break/></text:p>
      <text:p text:style-name="P2"/>
      <text:p text:style-name="P1"/>
      <text:p text:style-name="P1"/>
      <text:p text:style-name="P1"/>
      <text:p text:style-name="P1"/>
      <text:p text:style-name="P1">Overview:</text:p>
      <text:p text:style-name="P1"/>
      <text:p text:style-name="P1">Extra credit options:</text:p>
      <text:p text:style-name="P1">Top 10!</text:p>
      <text:p text:style-name="P1">Bouncy Bumpers!</text:p>
      <text:p text:style-name="P1">Press and hold space bar to increase ball power for launch!</text:p>
      <text:p text:style-name="P1">Ball count display in game!</text:p>
      <text:p text:style-name="P1">Used all btConvexHullShape and btTriangleMesh for all objects with rigidBodies!</text:p>
      <text:p text:style-name="P1"/>
      <text:p text:style-name="P1">Chapter 1:</text:p>
      <text:p text:style-name="P1">User Manual</text:p>
      <text:p text:style-name="P1"/>
      <text:p text:style-name="P1">Chapter 2:</text:p>
      <text:p text:style-name="P1">Technical Manual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21:21:52.027659880</meta:creation-date>
    <dc:date>2016-11-20T21:28:11.259946531</dc:date>
    <meta:editing-duration>PT6M19S</meta:editing-duration>
    <meta:editing-cycles>1</meta:editing-cycles>
    <meta:document-statistic meta:table-count="0" meta:image-count="0" meta:object-count="0" meta:page-count="2" meta:paragraph-count="16" meta:word-count="58" meta:character-count="354" meta:non-whitespace-character-count="310"/>
    <meta:generator>LibreOffice/5.1.4.2$Linux_X86_64 LibreOffice_project/10m0$Build-2</meta:generator>
  </office:meta>
</office:document-meta>
</file>